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1ab" officeooo:paragraph-rsid="001631ab"/>
    </style:style>
    <style:style style:name="P2" style:family="paragraph" style:parent-style-name="Standard">
      <style:text-properties officeooo:rsid="0016dced" officeooo:paragraph-rsid="0016dced"/>
    </style:style>
    <style:style style:name="T1" style:family="text">
      <style:text-properties officeooo:rsid="0016dce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Quiz <text:s/></text:span>Mon Feb 11</text:p>
      <text:p text:style-name="P1"/>
      <text:p text:style-name="P1">Express app</text:p>
      <text:p text:style-name="P1">Bootstrap how to include into html</text:p>
      <text:p text:style-name="P1"><text:tab/>static assets – copy and paste folders with css etc.</text:p>
      <text:p text:style-name="P1">Cookies</text:p>
      <text:p text:style-name="P1"><text:tab/>pseudo login </text:p>
      <text:p text:style-name="P1">Knex -<text:span text:style-name="T1">&gt; database</text:span></text:p>
      <text:p text:style-name="P2">CRUD routes</text:p>
      <text:p text:style-name="P2"><text:tab/>REST conventions</text:p>
      <text:p text:style-name="P2"/>
      <text:p text:style-name="P2">Middleware</text:p>
      <text:p text:style-name="P2"><text:tab/>method override</text:p>
      <text:p text:style-name="P2"><text:tab/>cookies</text:p>
      <text:p text:style-name="P2"/>
      <text:p text:style-name="P2">View files</text:p>
      <text:p text:style-name="P2"><text:tab/>partials</text:p>
      <text:p text:style-name="P2"><text:tab/>html + EJS + css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01:25.001872012</meta:creation-date>
    <dc:date>2019-02-06T13:06:02.376313063</dc:date>
    <meta:editing-duration>PT4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3" meta:character-count="249" meta:non-whitespace-character-count="211"/>
  </office:meta>
</office:document-meta>
</file>